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7.989cm" fo:min-width="7.8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italic" fo:text-shadow="none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05cm" svg:height="11.651cm" svg:x="4.579cm" svg:y="2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755cm" svg:height="1.824cm" svg:x="4.884cm" svg:y="7.225cm">
          <draw:text-box>
            <text:p><text:span text:style-name="T1">Cinnamon</text:span></text:p>
            <text:p><text:span text:style-name="T1"><text:s text:c="3"/></text:span><text:span text:style-name="T1">64 bit</text:span></text:p>
          </draw:text-box>
        </draw:frame>
        <draw:custom-shape draw:style-name="gr1" draw:text-style-name="P1" draw:layer="layout" svg:width="11.805cm" svg:height="11.651cm" svg:x="4.63cm" svg:y="1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.986cm" svg:height="2.384cm" svg:x="8.193cm" svg:y="16.384cm">
          <draw:text-box>
            <text:p text:style-name="P3"><text:span text:style-name="T2">Linux mint 21</text:span></text:p>
            <text:p text:style-name="P3"><text:span text:style-name="T2">vanessa</text:span></text:p>
          </draw:text-box>
        </draw:frame>
        <draw:frame draw:style-name="gr2" draw:text-style-name="P2" draw:layer="layout" svg:width="3.755cm" svg:height="1.824cm" svg:x="4.935cm" svg:y="20.251cm">
          <draw:text-box>
            <text:p><text:span text:style-name="T1">Cinnamon</text:span></text:p>
            <text:p><text:span text:style-name="T1"><text:s text:c="3"/></text:span><text:span text:style-name="T1">64 bit</text:span></text:p>
          </draw:text-box>
        </draw:frame>
        <draw:frame draw:style-name="gr4" draw:text-style-name="P2" draw:layer="layout" svg:width="3.46cm" svg:height="2.384cm" svg:x="12.72cm" svg:y="20.251cm">
          <draw:text-box>
            <text:p><text:span text:style-name="T1">November</text:span></text:p>
            <text:p><text:span text:style-name="T1"><text:s text:c="4"/></text:span><text:span text:style-name="T1">2022</text:span></text:p>
          </draw:text-box>
        </draw:frame>
        <draw:frame draw:style-name="gr3" draw:text-style-name="P4" draw:layer="layout" svg:width="4.986cm" svg:height="2.384cm" svg:x="8.142cm" svg:y="3.358cm">
          <draw:text-box>
            <text:p text:style-name="P3"><text:span text:style-name="T2">Linux mint 21</text:span></text:p>
            <text:p text:style-name="P3"><text:span text:style-name="T2">vanessa</text:span></text:p>
          </draw:text-box>
        </draw:frame>
        <draw:frame draw:style-name="gr4" draw:text-style-name="P2" draw:layer="layout" svg:width="3.46cm" svg:height="2.384cm" svg:x="12.669cm" svg:y="7.225cm">
          <draw:text-box>
            <text:p><text:span text:style-name="T1">November</text:span></text:p>
            <text:p><text:span text:style-name="T1"><text:s text:c="4"/></text:span><text:span text:style-name="T1">2022</text:span></text:p>
          </draw:text-box>
        </draw:frame>
        <draw:frame draw:style-name="gr5" draw:text-style-name="P5" draw:layer="layout" svg:width="7.358cm" svg:height="3.095cm" svg:x="6.942cm" svg:y="10.6cm">
          <draw:text-box>
            <text:p text:style-name="P3"><text:span text:style-name="T3">www.zell</text:span><text:span text:style-name="T3">view.net</text:span><text:span text:style-name="T3">work</text:span></text:p>
            <text:p text:style-name="P3"><text:span text:style-name="T3"/></text:p>
            <text:p text:style-name="P3"><text:span text:style-name="T1">zellview 3 </text:span><text:span text:style-name="T1">abba dimi</text:span></text:p>
          </draw:text-box>
        </draw:frame>
        <draw:frame draw:style-name="gr5" draw:text-style-name="P5" draw:layer="layout" svg:width="7.358cm" svg:height="3.095cm" svg:x="7.242cm" svg:y="23.6cm">
          <draw:text-box>
            <text:p text:style-name="P3"><text:span text:style-name="T3">www.zell</text:span><text:span text:style-name="T3">view.net</text:span><text:span text:style-name="T3">work</text:span></text:p>
            <text:p text:style-name="P3"><text:span text:style-name="T3"/></text:p>
            <text:p text:style-name="P3"><text:span text:style-name="T1">zellview 3 </text:span><text:span text:style-name="T1">abba dim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7:51:17.960021041</meta:creation-date>
    <dc:date>2022-10-22T11:07:41.698425602</dc:date>
    <meta:editing-duration>PT8M9S</meta:editing-duration>
    <meta:editing-cycles>3</meta:editing-cycles>
    <meta:generator>LibreOffice/6.4.7.2$Linux_X86_64 LibreOffice_project/40$Build-2</meta:generator>
    <meta:document-statistic meta:object-count="10"/>
  </office:meta>
</office:document-meta>
</file>